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e7cba" officeooo:paragraph-rsid="000e7cba"/>
    </style:style>
    <style:style style:name="P2" style:family="paragraph" style:parent-style-name="Text_20_body">
      <style:paragraph-properties fo:text-align="justify" style:justify-single-word="false"/>
      <style:text-properties officeooo:paragraph-rsid="00092c1f"/>
    </style:style>
    <style:style style:name="P3" style:family="paragraph" style:parent-style-name="Text_20_body">
      <style:paragraph-properties fo:text-align="justify" style:justify-single-word="false"/>
      <style:text-properties officeooo:rsid="00108823" officeooo:paragraph-rsid="00108823"/>
    </style:style>
    <style:style style:name="P4" style:family="paragraph" style:parent-style-name="Text_20_body">
      <style:paragraph-properties fo:text-align="justify" style:justify-single-word="false"/>
      <style:text-properties officeooo:rsid="001e9ad4" officeooo:paragraph-rsid="001e9ad4"/>
    </style:style>
    <style:style style:name="P5" style:family="paragraph" style:parent-style-name="Title">
      <style:text-properties officeooo:rsid="0006d11a" officeooo:paragraph-rsid="0006d11a"/>
    </style:style>
    <style:style style:name="T1" style:family="text">
      <style:text-properties officeooo:rsid="00092c1f"/>
    </style:style>
    <style:style style:name="T2" style:family="text">
      <style:text-properties officeooo:rsid="0009ea0b"/>
    </style:style>
    <style:style style:name="T3" style:family="text">
      <style:text-properties officeooo:rsid="000b3510"/>
    </style:style>
    <style:style style:name="T4" style:family="text">
      <style:text-properties officeooo:rsid="000c1a33"/>
    </style:style>
    <style:style style:name="T5" style:family="text">
      <style:text-properties officeooo:rsid="000e7cb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8e4a8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1b9c1" style:font-style-asian="normal" style:font-style-complex="normal"/>
    </style:style>
    <style:style style:name="T10" style:family="text">
      <style:text-properties fo:font-style="normal" officeooo:rsid="0012eac2" style:font-style-asian="normal" style:font-style-complex="normal"/>
    </style:style>
    <style:style style:name="T11" style:family="text">
      <style:text-properties fo:font-style="normal" officeooo:rsid="0013c19c" style:font-style-asian="normal" style:font-style-complex="normal"/>
    </style:style>
    <style:style style:name="T12" style:family="text">
      <style:text-properties fo:font-style="normal" officeooo:rsid="0013eec6" style:font-style-asian="normal" style:font-style-complex="normal"/>
    </style:style>
    <style:style style:name="T13" style:family="text">
      <style:text-properties fo:font-style="normal" officeooo:rsid="001550cd" style:font-style-asian="normal" style:font-style-complex="normal"/>
    </style:style>
    <style:style style:name="T14" style:family="text">
      <style:text-properties fo:font-style="normal" officeooo:rsid="0017d59e" style:font-style-asian="normal" style:font-style-complex="normal"/>
    </style:style>
    <style:style style:name="T15" style:family="text">
      <style:text-properties fo:font-style="normal" officeooo:rsid="0018e4a8" style:font-style-asian="normal" style:font-style-complex="normal"/>
    </style:style>
    <style:style style:name="T16" style:family="text">
      <style:text-properties fo:font-style="normal" officeooo:rsid="001a2901" style:font-style-asian="normal" style:font-style-complex="normal"/>
    </style:style>
    <style:style style:name="T17" style:family="text">
      <style:text-properties fo:font-style="normal" officeooo:rsid="001b6483" style:font-style-asian="normal" style:font-style-complex="normal"/>
    </style:style>
    <style:style style:name="T18" style:family="text">
      <style:text-properties fo:font-style="normal" officeooo:rsid="001f5387" style:font-style-asian="normal" style:font-style-complex="normal"/>
    </style:style>
    <style:style style:name="T19" style:family="text">
      <style:text-properties fo:font-style="normal" officeooo:rsid="00223a7f" style:font-style-asian="normal" style:font-style-complex="normal"/>
    </style:style>
    <style:style style:name="T20" style:family="text">
      <style:text-properties fo:font-style="normal" officeooo:rsid="0023933c" style:font-style-asian="normal" style:font-style-complex="normal"/>
    </style:style>
    <style:style style:name="T21" style:family="text">
      <style:text-properties fo:font-style="normal" officeooo:rsid="0025092c" style:font-style-asian="normal" style:font-style-complex="normal"/>
    </style:style>
    <style:style style:name="T22" style:family="text">
      <style:text-properties fo:font-style="normal" officeooo:rsid="0026301a" style:font-style-asian="normal" style:font-style-complex="normal"/>
    </style:style>
    <style:style style:name="T23" style:family="text">
      <style:text-properties fo:font-style="normal" officeooo:rsid="00265e10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a serena vita agreste</text:p>
      <text:p text:style-name="P2"><text:span text:style-name="T1">Tibullo parla indirettamente della sua poesia descrivendo le sue personali inclinazioni: </text:span><text:span text:style-name="T2">il rifiuto della guerra </text:span><text:span text:style-name="T3">e dei beni materiali, la ricerca della tranquillità spirituale </text:span><text:span text:style-name="T4">nella pace agreste. </text:span><text:span text:style-name="T5">Concentra dunque i suoi desideri sul piano individuale piuttosto che su quello collettivo proposto dalla politica augustea.</text:span></text:p>
      <text:p text:style-name="P1">Lo stile del testo</text:p>
      <text:p text:style-name="P3">Tibullo apre il poema con una <text:span text:style-name="T6">priamel</text:span><text:span text:style-name="T8">, un procedimento retorico per il quale, dopo aver elencato una lista di </text:span><text:span text:style-name="T9">prospettive, il poeta propone la sua posizione. </text:span><text:span text:style-name="T10">Se, nello specifico, la maggior parte degli uomini è dedito alla ricchezza e al potere, Tibullo è incline alla misura, al proteggere quel poco che si ha e renderlo fruttuoso.<text:line-break/></text:span><text:span text:style-name="T11">Questo ideale di vita viene ampliato con la descrizione d</text:span><text:span text:style-name="T12">el rustico, di un’esistenza dedita alle attività agricole, alle divinità agresti, alla poesia e ad un amore appagante. </text:span><text:span text:style-name="T13">La campagna è il luogo ideale per fare ciò, e viene rappresentata come un luogo ameno che abbraccia, con la sua frescura, chiunque voglia intraprenderla.<text:line-break/></text:span><text:span text:style-name="T14">All’interno di questo mondo c’è Delia, l’amata di Tibullo, </text:span><text:span text:style-name="T15">per cui il poeta prova un forte sentimento vincolante che lo rende a tutti gli effetti un servo della sua </text:span><text:span text:style-name="T7">domina</text:span><text:span text:style-name="T15">.<text:line-break/></text:span><text:span text:style-name="T16">Tibullo dedica uno spazio anche all’esaltazione della vita giovanile: in particolare, descrive le preoccupazioni per la sua morte, che provocherebbe tristezza e </text:span><text:span text:style-name="T17">pena agli amici e alla sua donna.</text:span></text:p>
      <text:p text:style-name="P4"><text:span text:style-name="T17">L</text:span><text:span text:style-name="T8">a struttura ad anello del componimento è data dalla ripresa dei temi descritti nel priamel </text:span><text:span text:style-name="T18">alla fine, rimarcando il “giusto mezzo” e la vita lontana dalla guerra.<text:line-break/></text:span><text:span text:style-name="T19">Lo stile </text:span><text:span text:style-name="T20">è semplice ma espressivo: </text:span><text:span text:style-name="T21">si alternano poche figure retoriche sintattiche </text:span><text:span text:style-name="T22">alla descrizione lineare e mai eccessiva di paesaggi e pensieri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1:53:17.565559372</meta:creation-date>
    <dc:date>2021-02-24T12:32:49.806781377</dc:date>
    <meta:editing-duration>PT39M19S</meta:editing-duration>
    <meta:editing-cycles>28</meta:editing-cycles>
    <meta:generator>LibreOffice/6.4.6.2$Linux_X86_64 LibreOffice_project/40$Build-2</meta:generator>
    <meta:document-statistic meta:table-count="0" meta:image-count="0" meta:object-count="0" meta:page-count="1" meta:paragraph-count="5" meta:word-count="268" meta:character-count="1700" meta:non-whitespace-character-count="1437"/>
  </office:meta>
</office:document-meta>
</file>